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90000003D2715E5CBAB35B198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5.268cm, 0cm, 0cm, 25.389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995cm" svg:height="5.394cm" svg:x="1.178cm" svg:y="1.0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4cm" svg:height="5.394cm" svg:x="6.147cm" svg:y="1.0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11.075cm" svg:y="1.0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15.976cm" svg:y="1.0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20.577cm" svg:y="1.0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1.178cm" svg:y="7.7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4cm" svg:height="5.394cm" svg:x="6.147cm" svg:y="7.7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11.075cm" svg:y="7.7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15.976cm" svg:y="7.7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20.577cm" svg:y="7.7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1.178cm" svg:y="14.7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4cm" svg:height="5.394cm" svg:x="6.147cm" svg:y="14.7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11.075cm" svg:y="14.7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15.976cm" svg:y="14.7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20.577cm" svg:y="14.7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24.978cm" svg:y="1.0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24.978cm" svg:y="7.706cm">
          <draw:image xlink:href="Pictures/1000020100000590000003D2715E5CBAB35B1987.png" xlink:type="simple" xlink:show="embed" xlink:actuate="onLoad">
            <text:p/>
          </draw:image>
        </draw:frame>
        <draw:frame draw:style-name="gr1" draw:text-style-name="P1" draw:layer="layout" svg:width="3.995cm" svg:height="5.394cm" svg:x="24.978cm" svg:y="14.706cm">
          <draw:image xlink:href="Pictures/1000020100000590000003D2715E5CBAB35B19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27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686cm" svg:height="3.172cm" svg:x="2.641cm" svg:y="1.757cm" presentation:class="title" presentation:placeholder="true">
        <draw:text-box/>
      </draw:frame>
      <draw:frame presentation:style-name="Standard-outline1" draw:layer="backgroundobjects" svg:width="24.686cm" svg:height="11.019cm" svg:x="2.641cm" svg:y="5.445cm" presentation:class="outline" presentation:placeholder="true">
        <draw:text-box/>
      </draw:frame>
      <draw:frame presentation:style-name="Mpr1" draw:text-style-name="MP2" draw:layer="backgroundobjects" svg:width="6.39cm" svg:height="1.309cm" svg:x="2.641cm" svg:y="18.3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694cm" svg:height="1.309cm" svg:x="10.651cm" svg:y="18.3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39cm" svg:height="1.309cm" svg:x="20.937cm" svg:y="18.30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8T14:29:13.617516616</meta:creation-date>
    <dc:date>2018-08-18T14:39:29.630494641</dc:date>
    <meta:editing-duration>PT10M16S</meta:editing-duration>
    <meta:editing-cycles>1</meta:editing-cycles>
    <meta:document-statistic meta:object-count="41"/>
    <meta:generator>LibreOffice/6.0.4.2$Linux_X86_64 LibreOffice_project/00m0$Build-2</meta:generator>
  </office:meta>
</office:document-meta>
</file>